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title">
      <style:graphic-properties fo:min-height="2.28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43cm" svg:y="13.462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84cm" svg:y="12.44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5.677cm" svg:x="2.286cm" svg:y="1.689cm" presentation:class="title" presentation:user-transformed="true">
          <draw:text-box>
            <text:p text:style-name="P2"><text:span text:style-name="T1">Laboratorio de Tecnologías Audiovisuales en la Web</text:span></text:p>
          </draw:text-box>
        </draw:frame>
        <draw:frame presentation:style-name="pr2" draw:text-style-name="P3" draw:layer="layout" svg:width="18.385cm" svg:height="2.286cm" svg:x="4.572cm" svg:y="8.382cm" presentation:class="title" presentation:user-transformed="true">
          <draw:text-box>
            <text:p text:style-name="P2"><text:span text:style-name="T1">Curso 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1-20T09:15:40.274298608</dc:date>
    <meta:editing-duration>P7DT21H4M7S</meta:editing-duration>
    <meta:editing-cycles>495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